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201285184D.png" manifest:media-type=""/>
  <manifest:file-entry manifest:full-path="Pictures/100002010000078000000420DE49C89A.png" manifest:media-type=""/>
  <manifest:file-entry manifest:full-path="Pictures/1000020100000780000004205DBFD650.png" manifest:media-type=""/>
  <manifest:file-entry manifest:full-path="Pictures/100002010000078000000420A2EF6D7F.png" manifest:media-type=""/>
  <manifest:file-entry manifest:full-path="Pictures/1000020100000780000004208CA6FB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6.9252in" svg:height="3.8083in" draw:z-index="0"><draw:image xlink:href="Pictures/1000020100000780000004208CA6FBAE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8083in" draw:z-index="1"><draw:image xlink:href="Pictures/100002010000078000000420A2EF6D7F.png" xlink:type="simple" xlink:show="embed" xlink:actuate="onLoad"/></draw:frame></text:p>
      <text:p text:style-name="Standard"/>
      <text:p text:style-name="Standard"><draw:frame draw:style-name="fr2" draw:name="graphics3" text:anchor-type="paragraph" svg:width="6.9252in" svg:height="3.8083in" draw:z-index="2"><draw:image xlink:href="Pictures/1000020100000780000004205DBFD650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9252in" svg:height="3.8083in" draw:z-index="3"><draw:image xlink:href="Pictures/100002010000078000000420DE49C89A.png" xlink:type="simple" xlink:show="embed" xlink:actuate="onLoad"/></draw:frame></text:p>
      <text:p text:style-name="Standard"/>
      <text:p text:style-name="Standard"><draw:frame draw:style-name="fr2" draw:name="graphics5" text:anchor-type="paragraph" svg:width="6.9252in" svg:height="3.8083in" draw:z-index="4"><draw:image xlink:href="Pictures/1000020100000780000004201285184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hine </meta:initial-creator>
    <meta:creation-date>2014-03-19T08:23:42.234254369</meta:creation-date>
    <dc:date>2014-03-19T08:32:51.917606281</dc:date>
    <dc:creator>Machine </dc:creator>
    <meta:editing-duration>P0D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4.1.3.2$Linux_X86_64 LibreOffice_project/410m0$Build-2</meta:generator>
  </office:meta>
</office:document-meta>
</file>